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text-properties officeooo:paragraph-rsid="0031dec9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30024f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ac79c" officeooo:paragraph-rsid="0030024f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31dec9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42f57a" officeooo:paragraph-rsid="0031dec9" fo:background-color="#ffffff"/>
    </style:style>
    <style:style style:name="P11" style:family="paragraph" style:parent-style-name="Table_20_Contents">
      <style:paragraph-properties fo:text-align="start" style:justify-single-word="false"/>
      <style:text-properties officeooo:paragraph-rsid="0031dec9"/>
    </style:style>
    <style:style style:name="P12" style:family="paragraph" style:parent-style-name="Table_20_Contents">
      <style:paragraph-properties fo:text-align="center" style:justify-single-word="false"/>
      <style:text-properties officeooo:paragraph-rsid="0031dec9"/>
    </style:style>
    <style:style style:name="P13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1dec9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31dec9" style:font-size-asian="9pt" style:font-weight-asian="normal" style:font-size-complex="9pt" style:font-weight-complex="normal"/>
    </style:style>
    <style:style style:name="P15" style:family="paragraph" style:parent-style-name="Table_20_Contents">
      <style:text-properties style:font-name="FreeMono" fo:font-size="9pt" officeooo:paragraph-rsid="0031dec9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officeooo:rsid="00362d9c" officeooo:paragraph-rsid="0031dec9"/>
    </style:style>
    <style:style style:name="P17" style:family="paragraph" style:parent-style-name="Table_20_Contents">
      <style:text-properties officeooo:paragraph-rsid="0031dec9"/>
    </style:style>
    <style:style style:name="P1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1dec9" style:font-size-asian="9pt" style:font-weight-asian="normal" style:font-size-complex="9pt" style:font-weight-complex="normal"/>
    </style:style>
    <style:style style:name="P19" style:family="paragraph" style:parent-style-name="Standard" style:master-page-name="">
      <style:paragraph-properties fo:margin-left="0in" fo:margin-right="0in" fo:text-indent="0.1866in" style:auto-text-indent="false" style:page-number="auto"/>
      <style:text-properties officeooo:paragraph-rsid="0031dec9"/>
    </style:style>
    <style:style style:name="P2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1dec9"/>
    </style:style>
    <style:style style:name="P21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6bbc5a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fo:color="#000000" officeooo:rsid="0031dec9"/>
    </style:style>
    <style:style style:name="T12" style:family="text">
      <style:text-properties fo:color="#000000" officeooo:rsid="003398ae"/>
    </style:style>
    <style:style style:name="T13" style:family="text">
      <style:text-properties officeooo:rsid="002c7afd"/>
    </style:style>
    <style:style style:name="T14" style:family="text">
      <style:text-properties officeooo:rsid="013d0498"/>
    </style:style>
    <style:style style:name="T15" style:family="text">
      <style:text-properties officeooo:rsid="0042f57a" fo:background-color="#ffffff" loext:char-shading-value="0"/>
    </style:style>
    <style:style style:name="T16" style:family="text">
      <style:text-properties officeooo:rsid="0022f10e"/>
    </style:style>
    <style:style style:name="T17" style:family="text">
      <style:text-properties officeooo:rsid="0042f57a"/>
    </style:style>
    <style:style style:name="T18" style:family="text">
      <style:text-properties fo:language="en" fo:country="US" officeooo:rsid="0042f57a"/>
    </style:style>
    <style:style style:name="T19" style:family="text">
      <style:text-properties officeooo:rsid="003166d9"/>
    </style:style>
    <style:style style:name="T20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Standard"/>
      <text:p text:style-name="Standard"/>
      <text:p text:style-name="P8">Registration Declaration</text:p>
      <text:p text:style-name="P7"/>
      <text:p text:style-name="P19"><text:span text:style-name="T13">We hereby declare, to all effects and purposes, that</text:span> <text:s/><text:span text:style-name="T13">the student</text:span> <text:text-input text:description="${person.name}">${person.name}</text:text-input>, n<text:span text:style-name="T13">r</text:span>. <text:text-input text:description="${person.student.number}">${person.student.number}</text:text-input>, <text:span text:style-name="T13">born in</text:span> <text:span text:style-name="T19"><text:text-input text:description="${lang.en(dates.extendedDate(person.dateOfBirthYearMonthDay))}">${lang.en(dates.extendedDate(person.dateOfBirthYearMonthDay))}</text:text-input></text:span>, <text:span text:style-name="T13">carrier of</text:span> <text:span text:style-name="T19"><text:text-input text:description="${lang.en(person.idDocumentType.localizedNameI18N)}">${lang.en(person.idDocumentType.localizedNameI18N)}</text:text-input></text:span> n<text:span text:style-name="T13">r</text:span>. <text:text-input text:description="${person.documentIdNumber}">${person.documentIdNumber}</text:text-input>, <text:text-input text:description="[#if person.female]">[#if person.female]</text:text-input><text:span text:style-name="T13">daughter</text:span><text:text-input text:description="[#elseif person.male]">[#elseif person.male]</text:text-input><text:span text:style-name="T13">son</text:span><text:text-input text:description="[/#if]">[/#if]</text:text-input> <text:span text:style-name="T13">of</text:span> <text:text-input text:description="${person.nameOfFather}">${person.nameOfFather}</text:text-input> <text:span text:style-name="T13">and of</text:span> <text:text-input text:description="person.nameOfMother"/><text:text-input text:description="${person.nameOfMother}">${person.nameOfMother}</text:text-input>, <text:span text:style-name="T13">registered with this school in the</text:span> <text:text-input text:description="${lang.en(curricularPlanInformation.degreePresentationName)}">${lang.en(curricularPlanInformation.degreePresentationName)}</text:text-input> <text:span text:style-name="T13">during the execution year of</text:span> <text:text-input text:description="${registration.startExecutionYear.name}">${registration.startExecutionYear.name}</text:text-input>.</text:p>
      <text:p text:style-name="P4"/>
      <text:p text:style-name="P17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7"><text:span text:style-name="T3">Est</text:span><text:span text:style-name="T4">a declaração</text:span><text:span text:style-name="T3"> </text:span><text:span text:style-name="T5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3">Est</text:span><text:span text:style-name="T4">a declaração</text:span><text:span text:style-name="T3"> </text:span><text:span text:style-name="T5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1"/>
      <text:p text:style-name="P17"><text:text-input text:description="[/#if]">[/#if]</text:text-input></text:p>
      <text:p text:style-name="P11"/>
      <text:p text:style-name="P11"><text:span text:style-name="T10">Faculdade de </text:span><text:span text:style-name="T12">Letras</text:span><text:span text:style-name="T10"> da Universidade de Lisboa</text:span><text:span text:style-name="T17">, on the </text:span><text:span text:style-name="T18"><text:text-input text:description="${lang.en(dates.extendedDate(localizedDate.nowDate()))}">${lang.en(dates.extendedDate(localizedDate.nowDate()))}</text:text-input></text:span><text:span text:style-name="T15">.</text:span></text:p>
      <text:p text:style-name="P9"/>
      <text:p text:style-name="P17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4">O presente documento só é válido com assinatura e carimbo da instituição!</text:p>
            <text:p text:style-name="P13"><text:text-input text:description="[#if hasPricetag]">[#if hasPricetag]</text:text-input></text:p>
            <text:p text:style-name="P18"><text:span text:style-name="T16">Emolumento: </text:span><text:text-input text:description="${money.total(serviceRequestPrice)}">${money.total(serviceRequestPrice)}</text:text-input></text:p>
            <text:p text:style-name="P13"><text:text-input text:description="[/#if]">[/#if]</text:text-input></text:p>
          </table:table-cell>
          <table:table-cell table:style-name="Table2.B1" office:value-type="string">
            <text:p text:style-name="P16">Núcleo de Planeamento e Gestão Académica,</text:p>
            <text:p text:style-name="P16">O(<text:span text:style-name="T20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2"/>
          </table:table-cell>
        </table:table-row>
      </table:table>
      <text:p text:style-name="P17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0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3"><text:text-input text:description="[#if hasPricetag]">[#if hasPricetag]</text:text-input></text:p>
            <text:p text:style-name="P18"><text:span text:style-name="T16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1.A2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3398ae"/>
    </style:style>
    <style:style style:name="MT3" style:family="text">
      <style:text-properties officeooo:rsid="002c7afd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4T16:33:11.265751640</dc:date>
    <meta:editing-duration>PT1H4M16S</meta:editing-duration>
    <meta:editing-cycles>27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342" meta:character-count="2874" meta:non-whitespace-character-count="2670"/>
  </office:meta>
</office:document-meta>
</file>